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0BEF86EACEBACB4BD7C.png" manifest:media-type="image/png"/>
  <manifest:file-entry manifest:full-path="Pictures/1000000100000510000000E31ED296761EC4656C.png" manifest:media-type="image/png"/>
  <manifest:file-entry manifest:full-path="Pictures/10000001000004DB00000132A9A40794B38D2342.png" manifest:media-type="image/png"/>
  <manifest:file-entry manifest:full-path="Pictures/10000001000004DB000000D1BA2FBC4F914A0309.png" manifest:media-type="image/png"/>
  <manifest:file-entry manifest:full-path="Pictures/10000001000004DB000001F7E150DE174BF53F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5pt" fo:font-weight="bold" officeooo:rsid="00025ca5" officeooo:paragraph-rsid="00025ca5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officeooo:rsid="00025ca5" officeooo:paragraph-rsid="00025ca5" style:font-size-asian="11.3500003814697pt" style:font-size-complex="13pt"/>
    </style:style>
    <style:style style:name="P3" style:family="paragraph" style:parent-style-name="Standard">
      <style:text-properties fo:font-size="13pt" fo:font-weight="bold" officeooo:rsid="00038ea4" officeooo:paragraph-rsid="00038ea4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25ca5" officeooo:paragraph-rsid="00025ca5" style:font-size-asian="11.3500003814697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 1]:-</text:p>
      <text:p text:style-name="P2"/>
      <text:p text:style-name="P2"><draw:frame draw:style-name="fr1" draw:name="Image1" text:anchor-type="char" svg:x="0cm" svg:y="0.45cm" svg:width="17cm" svg:height="7.692cm" draw:z-index="0"><draw:image xlink:href="Pictures/10000001000004DB000001F7E150DE174BF53F3D.png" xlink:type="simple" xlink:show="embed" xlink:actuate="onLoad" draw:mime-type="image/png"/></draw:frame><text:s/></text:p>
      <text:p text:style-name="P2"/>
      <text:p text:style-name="P3">Q 2]:-</text:p>
      <text:p text:style-name="P3"/>
      <text:p text:style-name="P3"><draw:frame draw:style-name="fr1" draw:name="Image2" text:anchor-type="char" svg:x="0cm" svg:y="0.422cm" svg:width="17cm" svg:height="3.766cm" draw:z-index="1"><draw:image xlink:href="Pictures/10000001000004DB000000D1BA2FBC4F914A0309.png" xlink:type="simple" xlink:show="embed" xlink:actuate="onLoad" draw:mime-type="image/png"/></draw:frame></text:p>
      <text:p text:style-name="P3"/>
      <text:p text:style-name="P3">Q 3]:-</text:p>
      <text:p text:style-name="P3"/>
      <text:p text:style-name="P3"><draw:frame draw:style-name="fr2" draw:name="Image3" text:anchor-type="char" svg:width="17cm" svg:height="3.792cm" draw:z-index="2"><draw:image xlink:href="Pictures/1000000100000510000000E31ED296761EC4656C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><text:soft-page-break/>Q 4]:-</text:p>
      <text:p text:style-name="P3"><draw:frame draw:style-name="fr1" draw:name="Image5" text:anchor-type="char" svg:x="0cm" svg:y="0.27cm" svg:width="17cm" svg:height="3.891cm" draw:z-index="4"><draw:image xlink:href="Pictures/1000000100000510000000BEF86EACEBACB4BD7C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><draw:frame draw:style-name="fr1" draw:name="Image4" text:anchor-type="char" svg:x="0cm" svg:y="1.302cm" svg:width="17cm" svg:height="5.221cm" draw:z-index="3"><draw:image xlink:href="Pictures/10000001000004DB00000132A9A40794B38D2342.png" xlink:type="simple" xlink:show="embed" xlink:actuate="onLoad" draw:mime-type="image/png"/></draw:frame>Q5]: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weight="bold" officeooo:rsid="00025ca5" officeooo:paragraph-rsid="00025ca5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0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51:01.774949958</meta:creation-date>
    <dc:date>2023-09-13T23:20:18.040701447</dc:date>
    <meta:editing-duration>PT19M6S</meta:editing-duration>
    <meta:editing-cycles>1</meta:editing-cycles>
    <meta:document-statistic meta:table-count="0" meta:image-count="5" meta:object-count="0" meta:page-count="2" meta:paragraph-count="9" meta:word-count="11" meta:character-count="45" meta:non-whitespace-character-count="37"/>
    <meta:generator>LibreOffice/7.3.7.2$Linux_X86_64 LibreOffice_project/30$Build-2</meta:generator>
  </office:meta>
</office:document-meta>
</file>